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30130958557129" calcext:value-type="float">
            <text:p>0.0043013095855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8515462875366" calcext:value-type="float">
            <text:p>0.148515462875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0:32:08.039149328</meta:creation-date>
    <dc:date>2019-08-31T20:33:28.692323669</dc:date>
    <meta:editing-duration>PT1M25S</meta:editing-duration>
    <meta:editing-cycles>1</meta:editing-cycles>
    <meta:document-statistic meta:table-count="1" meta:cell-count="6" meta:object-count="0"/>
    <meta:generator>LibreOffice/6.1.5.2$Linux_ARM_EABI LibreOffice_project/10$Build-2</meta:generator>
  </office:meta>
</office:document-meta>
</file>